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3" style:family="paragraph" style:parent-style-name="Text_20_body">
      <style:paragraph-properties fo:margin-left="0cm" fo:margin-right="0cm" fo:text-align="end" style:justify-single-word="false" fo:text-indent="0.499cm" style:auto-text-indent="false"/>
    </style:style>
    <style:style style:name="P74"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6"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background-color="#eeeeee">
        <style:background-image/>
      </style:paragraph-properties>
    </style:style>
    <style:style style:name="P149" style:family="paragraph" style:parent-style-name="Heading_20_2">
      <style:paragraph-properties fo:background-color="#eeeeee">
        <style:background-image/>
      </style:paragraph-properties>
      <style:text-properties fo:language="ru" fo:country="RU"/>
    </style:style>
    <style:style style:name="P15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language="en" fo:country="US" fo:font-style="normal" fo:font-weight="normal" fo:background-color="transparent" style:font-style-asian="normal" style:font-weight-asian="normal" style:font-style-complex="normal" style:font-weight-complex="normal"/>
    </style:style>
    <style:style style:name="T27" style:family="text">
      <style:text-properties fo:color="#800000" fo:font-style="normal" fo:font-weight="normal" fo:background-color="transparent" style:font-style-asian="normal" style:font-weight-asian="normal" style:font-style-complex="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5">&lt;</text:span><text:span text:style-name="T26">Д</text:span><text:span text:style-name="T27">обавить эпизод в Кантерлоте, где Луна составляет невысокое мнение об умственных способностях Макса</text:span><text:span text:style-name="T45">&gt;</text:span></text:p>
      <text:p text:style-name="P38">&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1">&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
      <text:h text:style-name="Heading_20_2" text:outline-level="2"><text:soft-page-break/>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7">Розовые глазки</text:p>
      <text:p text:style-name="P10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20303603360687834"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2205930643747315740" text:style-name="L2">
        <text:list-item>
          <text:p text:style-name="P153">«Великие грифоны прошлого» - из канона (5<text:span text:style-name="T9">s8e)</text:span></text:p>
        </text:list-item>
        <text:list-item>
          <text:p text:style-name="P153">«Высшие заклинания в повседневном использовании: от песчинки до дворца»</text:p>
        </text:list-item>
        <text:list-item>
          <text:p text:style-name="P156">«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text:span text:style-name="T63">Природа Проклятий</text:span>» - обмен</text:p>
        </text:list-item>
        <text:list-item>
          <text:p text:style-name="P153"><text:span text:style-name="T63">«Магия для Чайников»</text:span> - обмен</text:p>
        </text:list-item>
        <text:list-item>
          <text:p text:style-name="P153"><text:span text:style-name="T63">«Энциклопедия Арканум»</text:span>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6">«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3"/>
      <text:h text:style-name="Heading_20_2" text:outline-level="2"><text:soft-page-break/>Факты об Эквестрии <text:span text:style-name="T1">(согласовать с вики)</text:span></text:h>
      <text:list xml:id="list5274286995605651498"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3">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text:soft-page-break/>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oft-page-break/><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4">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4">Ограничени<text:span text:style-name="T1">е 2: решение должно находиться в правовых рамках уголовного и административного кодекса.</text:span></text:p>
      <text:p text:style-name="P84">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4"><text:span text:style-name="T9">&lt;\</text:span><text:span text:style-name="T1">Выполняю задачу</text:span>...</text:p>
      <text:p text:style-name="P84"><text:span text:style-name="T9">&lt;\</text:span>...</text:p>
      <text:p text:style-name="P84"><text:span text:style-name="T9">&lt;\</text:span>Решение:</text:p>
      <text:p text:style-name="P84"><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4"><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8">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86">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text:soft-page-break/>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oft-page-break/><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4"><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text:soft-page-break/>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text:soft-page-break/>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text:soft-page-break/>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высоченны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949862343690075138"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text:soft-page-break/>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text:span text:style-name="T1">небесных </text:span>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text:span><text:span text:style-name="T33">Солнечное </text:span><text:span text:style-name="T32"><text:s/>Высочество, разумеется, </text:span><text:span text:style-name="T33">знали</text:span><text:span text:style-name="T32">,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text:soft-page-break/>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text:soft-page-break/>–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oft-page-break/><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text:soft-page-break/>–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text:soft-page-break/>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text:soft-page-break/>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4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text:soft-page-break/>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text:soft-page-break/>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text:soft-page-break/>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text:soft-page-break/>–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text:soft-page-break/>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4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2">— вся архитектура явно </text:span><text:span text:style-name="T34">была </text:span><text:span text:style-name="T42">заточена под крылатых. Таких, для которых приземлиться на балкон в тронном зале или уйти через портик на крыше</text:span><text:span text:style-name="T60"> </text:span><text:span text:style-name="T42">—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4">упором в виде </text:span><text:span text:style-name="T42">голов</text:span><text:span text:style-name="T34">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2"> </text:span><text:span text:style-name="T34">Его центр занимал высокий </text:span><text:span text:style-name="T42">кругл</text:span><text:span text:style-name="T34">ый</text:span><text:span text:style-name="T42"> </text:span><text:span text:style-name="T34">футон</text:span><text:span text:style-name="T42"> </text:span><text:span text:style-name="T34">с</text:span><text:span text:style-name="T42"> велик</text:span><text:span text:style-name="T34">им</text:span><text:span text:style-name="T42"> множество</text:span><text:span text:style-name="T34">м</text:span><text:span text:style-name="T42"> подушек. Среди них я с удивлением заметил плюшевую единорожку </text:span><text:span text:style-name="T34">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2">–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8">А из Пинто Крика уже месяц нет новостей...</text:span></text:p>
      <text:p text:style-name="P3"><text:span text:style-name="T42">–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8">– </text:span>“<text:span text:style-name="T1">Что я могу сделать, чтобы вернуть всё назад?</text:span>”</text:p>
      <text:p text:style-name="P11"><text:span text:style-name="T48">– </text:span><text:span text:style-name="T34">Так и сказала?</text:span></text:p>
      <text:p text:style-name="P1"><text:span text:style-name="T42">–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8">– </text:span><text:span text:style-name="T34">Что бы это значило, Флер?</text:span></text:p>
      <text:p text:style-name="P11"><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3">&lt;</text:span><text:span text:style-name="T62">Mark Knopfler - </text:span><text:span text:style-name="T61">Hill Farmer's Blues</text:span><text:span text:style-name="T43">&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2">исчезновений уже год. Почту за честь работать </text:span><text:span text:style-name="T34">под твоим руководством</text:span><text:span text:style-name="T42">. Подожди немного, я </text:span><text:span text:style-name="T34">от</text:span><text:span text:style-name="T42">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7">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7">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3"/>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2">—</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2">– Я </text:span><text:span text:style-name="T48">всегда буду оставаться в тени. </text:span><text:span text:style-name="T42">– </text:span><text:span text:style-name="T48">хлюпала единорожка. </text:span><text:span text:style-name="T42">–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30">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2">ZZ Top – Gimme all your lovin</text:p>
      <text:p text:style-name="P72">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9">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человек,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Фак! Фак-фак-фак!!!</text:p>
      <text:p text:style-name="P49">«<text:span text:style-name="T30">Исчезновение дневной главы диархии: Эквестрия в панике!</text:span>» (статья двухдневной давности).</text:p>
      <text:p text:style-name="P49">«<text:span text:style-name="T30">Принцесса Селестия исчезла вчера утром! Придворный церемониймейстер, мисс Кози, обнаружила лишь смятую простыню в постели! Пони Эквестрии собираются в стихийные митинги!</text:span>» (вчерашняя статья).</text:p>
      <text:p text:style-name="P49">«<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4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pan text:style-name="T30">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19">Дружба </text:span><text:span text:style-name="T38">—</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30">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30">Добро пожаловать в Груммингтон! Вам здесь рады!</text:span></text:p>
      <text:p text:style-name="P49"><text:span text:style-name="T30">Население города </text:span><text:span text:style-name="T70">302 пони</text:span><text:span text:style-name="T30">.</text:span></text:p>
      <text:p text:style-name="P49"><text:span text:style-name="T70">250 пони</text:span><text:span text:style-name="T30">.</text:span></text:p>
      <text:p text:style-name="P49"><text:span text:style-name="T70">125 поней</text:span><text:span text:style-name="T30">.</text:span></text:p>
      <text:p text:style-name="P49"><text:soft-page-break/><text:span text:style-name="T30">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Elo - Sorrow about to fall</text:span>&gt;</text:p>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text:soft-page-break/>Я поднял кусок газеты, прибитый ветром к ограждению и быстро пробежался по заголовкам.</text:p>
      <text:p text:style-name="P4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text:span><text:span text:style-name="T30">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text:soft-page-break/>– Дэ-э-э-ш!!! Сто-о-ой!!! Хватит! Испытание пройдено! Не увлекайся!!!</text:p>
      <text:p text:style-name="P49">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вижу скал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Я сидел на песке, прижимаясь спиной к спине пегаски. Её распахнутые крылья защищали меня от ветра.</text:p>
      <text:p text:style-name="P51"><text:soft-page-break/><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text:soft-page-break/>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text:soft-page-break/>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text:soft-page-break/>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Я издал нечто среднее между брачным рёвом лося и стоном умирающего слона.</text:p>
      <text:p text:style-name="P51"><text:soft-page-break/><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oft-page-break/><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text:soft-page-break/></text:p>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 по мосту.</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text:soft-page-break/>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oft-page-break/><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1">– </text:span><text:span text:style-name="T32">Шейла! Шейла Блюскай! И я уже не малышка! </text:span><text:span text:style-name="T41">–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soft-page-break/>***</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oft-page-break/><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oft-page-break/><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oft-page-break/><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oft-page-break/><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text:soft-page-break/>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text:soft-page-break/>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Единорожка вернулась в библиотеку. Некоторое время мы с Луной молча слушали звуки засыпающего Понивилля.</text:p>
      <text:p text:style-name="P5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Меня как будто окатило ледяным душем. Не любовь и даже не дружба. Просто плата за услугу… Даже не дружба…</text:p>
      <text:p text:style-name="P46"><text:soft-page-break/>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47" text:outline-level="2">19. Кантерлот. Гранд Галопин<text:span text:style-name="T1">г</text:span>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text:soft-page-break/>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text:soft-page-break/>–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мо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мо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 Мы думаем, она была права!</text:p>
      <text:p text:style-name="P5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мо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51"/>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радужн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музыки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1">…</text:p>
      <text:p text:style-name="P51">Музыкальный транс прервался цоканьем копыт по парковой дорожке. Две фигуры устало брели прочь от замка, тихо переговариваясь.</text:p>
      <text:p text:style-name="P51"><text:soft-page-break/>–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Я открыл дверцу шкафа и стал рыться в шмотках Селестии, сгорая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и встретился со старым знакомцем: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заставившее меня остолбенеть и покрыться пупырышками озноба. То, что я увидел, заставило меня переосмыслить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text:soft-page-break/>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начал замечать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завершающей бал финальной гонки оставалось полчаса. Я рассчитался за кофе со сливками и вышел на улицу. Как раз успею занять место на вип-трибуне рядом с Луной, Дэш и остальными.</text:p>
      <text:p text:style-name="P51">Первые толчки застали меня на мосту через реку, разделяющую верхний и нижний город.</text:p>
      <text:p text:style-name="P51"/>
      <text:p text:style-name="P83"><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51">&lt;<text:span text:style-name="T16">Состязание небесных колесниц. Чествование победителя (в момент чествования в зал вломится макс)</text:span>&gt;</text:p>
      <text:p text:style-name="P42">&lt;<text:span text:style-name="T23">В конце гонок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2"/>
      <text:p text:style-name="P32">«Итак, мы надеемся, это был лучший Гала в истории!» - Ба-бах! - экзоскелет проломил головным щитком двери и я на Королеве Лорен вгруз в зал.</text:p>
      <text:p text:style-name="P32">- Мир вам! - обессиленно помахал я всем рукой в наступившей тишине.</text:p>
      <text:p text:style-name="P32">(самбу поможет организовать Индиго и другие дети вельмож и королевской прислуги)</text:p>
      <text:p text:style-name="P32"/>
      <text:p text:style-name="P29">&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9"><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Селестии к Луне». </text:span><text:soft-page-break/><text:span text:style-name="T1">Экзоскелет идёт на балкони разворачивает перепончатые крылья. Макс успевает одеть на него хомут и </text:span><text:span text:style-name="T1">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2"/>
      <text:p text:style-name="P30">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30">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0"/>
      <text:p text:style-name="P30">Силовой корсет Селестии Макс обнаруживает в башне Селестии, в её комнате, в шкафу рядом с её боевыми доспехами (помятыми)</text:p>
      <text:p text:style-name="P32"/>
      <text:p text:style-name="P32"/>
      <text:p text:style-name="P42"><text:span text:style-name="T22">&lt;</text:span><text:span text:style-name="T23">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1"/>
      <text:p text:style-name="P42"/>
      <text:p text:style-name="P31">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1"><text:span text:style-name="T23">Дальше — использовать по-максимуму уже написанное</text:span>&gt;</text:p>
      <text:p text:style-name="P42"/>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2">&lt;<text:span text:style-name="T23">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29"/>
      <text:p text:style-name="P51">&lt;<text:span text:style-name="T22">Блядь, да я боюсь её до коликов! Я чуть не обоссался от страха в нашу последнюю встречу! </text:span><text:span text:style-name="T25">(</text:span><text:span text:style-name="T22">Макс о Луне</text:span><text:span text:style-name="T25">)</text:span>&gt;</text:p>
      <text:p text:style-name="P51"/>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
      <text:p text:style-name="P51">&lt;<text:span text:style-name="T22">Пландерсид покрыл грудь Макса шрамами в замке сестёр</text:span>&gt;</text:p>
      <text:p text:style-name="P51"/>
      <text:p text:style-name="P42">&lt;<text:span text:style-name="T23">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29">Bee Gees – You Should Be dancing<text:span text:style-name="T32">&gt;</text:span></text:p>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1"><text:span text:style-name="T23">В замке сестёр Макс с Дэш разругиваются.</text:span>&gt;</text:p>
      <text:p text:style-name="P41"/>
      <text:p text:style-name="P41">&lt;<text:span text:style-name="T23"> </text:span><text:span text:style-name="T22">-</text:span><text:span text:style-name="T23">Я не умею! Давай ты напишешь!</text:span></text:p>
      <text:p text:style-name="P41"><text:span text:style-name="T22">- </text:span><text:span text:style-name="T23">Фигушки! Подрядил меня татухи поням рисовать — сам теперь фанфик пиши!</text:span>&gt;</text:p>
      <text:p text:style-name="P49"/>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2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2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text:soft-page-break/>&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30"/>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30">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30"/>
      <text:p text:style-name="P8">***</text:p>
      <text:p text:style-name="P109"/>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48" text:outline-level="2"><text:soft-page-break/>Сон Рэрити</text:h>
      <text:p text:style-name="P75"/>
      <text:p text:style-name="P76">***</text:p>
      <text:p text:style-name="P82">&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5"/>
      <text:h text:style-name="P148" text:outline-level="2">Рейд пони-рэйнджеров</text:h>
      <text:p text:style-name="P75"/>
      <text:p text:style-name="P85">(леденящий душу триллер, музыка тревожная)</text:p>
      <text:p text:style-name="P77">&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6">***</text:p>
      <text:p text:style-name="P75">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5"><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8" text:outline-level="2"/>
      <text:h text:style-name="P148" text:outline-level="2">Продолжение ЛСД-чаепития</text:h>
      <text:p text:style-name="P75"/>
      <text:p text:style-name="P75"><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2"/>
      <text:p text:style-name="P75"/>
      <text:h text:style-name="P148" text:outline-level="2">Исчезновение Селестии</text:h>
      <text:p text:style-name="P75"/>
      <text:p text:style-name="P75"><text:span text:style-name="T9">–</text:span> Ну хорошо, а кто вами правит? Аликорн? Драконикус? Какой-нибудь человек с рогом во лбу? Или у вас нет правителя?</text:p>
      <text:p text:style-name="P75"><text:span text:style-name="T9">–</text:span> Нет, почему? Правитель есть. Только он не постоянный. Его избирают. Раз в несколько лет.</text:p>
      <text:p text:style-name="P75"><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5">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5"/>
      <text:h text:style-name="P148" text:outline-level="2">Поиск решения</text:h>
      <text:p text:style-name="P110"/>
      <text:p text:style-name="P75"><text:soft-page-break/><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5"><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5"><text:span text:style-name="T1">–</text:span> А как мы узнаем, когда будет нужное время? План ненадёжен. <text:span text:style-name="T1">–</text:span> <text:span text:style-name="T1">з</text:span>асомневалась Луна.</text:p>
      <text:p text:style-name="P75"><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9"/>
      <text:p text:style-name="P75"><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9"/>
      <text:p text:style-name="P75"><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5"><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5"/>
      <text:h text:style-name="P148" text:outline-level="2">Поход к замку Принцес-2</text:h>
      <text:p text:style-name="P75"/>
      <text:p text:style-name="P75">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5">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5"><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5"><text:span text:style-name="T1">–</text:span> Это значит, что мы совсем близко от замка. От того остова замок должен быть виден, <text:span text:style-name="T1">–</text:span> прошептала Луна.</text:p>
      <text:p text:style-name="P75">На металлическом боку остова были отчётливо видны четыре вмятины <text:span text:style-name="T9">—</text:span> место торможения Кимеринна.</text:p>
      <text:p text:style-name="P75">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5">Я внимательно осмотрел покорёженный остов. </text:p>
      <text:p text:style-name="P75">”...eing” <text:span text:style-name="T9">—</text:span> виднелось под листвой плюща.</text:p>
      <text:p text:style-name="P75"><text:soft-page-break/>“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5">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5">Кобылки о чём-то спорили, в то время как стражники пытались нащупать брод.</text:p>
      <text:p text:style-name="P75"><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5"><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5"><text:span text:style-name="T1">–</text:span> Кимеринн погиб от тентаклиан, <text:span text:style-name="T1">–</text:span> тихо заметила Луна. <text:span text:style-name="T1">–</text:span> Ждите меня здесь.</text:p>
      <text:p text:style-name="P75">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5">Тяжело дыша, Луна вернулась.</text:p>
      <text:p text:style-name="P79"/>
      <text:p text:style-name="P75"><text:span text:style-name="T9">&lt;</text:span><text:span text:style-name="T22">высоко летать нельзя из-за молний</text:span><text:span text:style-name="T9">&gt;</text:span></text:p>
      <text:p text:style-name="P79"/>
      <text:p text:style-name="P75"><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5">Её голос заглушил протяжный стон металла.</text:p>
      <text:p text:style-name="P75">Остов самолёта выпрямился и, чуть приподнявшись над землёй, сразу же опустился.</text:p>
      <text:p text:style-name="P75"><text:span text:style-name="T1">–</text:span> Дискорд!!! - одновременно воскликнули Луна, Дэш, ЭйДжей, Флаттершай и я.</text:p>
      <text:p text:style-name="P75">И действительно, за штурвалом <text:s/>сидел драконикус и что-то шептал себе под нос. Остов снова приподнялся и опять опустился.</text:p>
      <text:p text:style-name="P75"><text:span text:style-name="T1">–</text:span> У меня бы ни в жизни это бы не получилось, не помогай мне он. <text:span text:style-name="T1">–</text:span> заявил Дискорд.</text:p>
      <text:p text:style-name="P75"><text:span text:style-name="T1">–</text:span> Кто <text:span text:style-name="T9">—</text:span> “он”, <text:span text:style-name="T1">–</text:span> спросила Луна.</text:p>
      <text:p text:style-name="P75"><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5">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5">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5"><text:span text:style-name="T1">–</text:span> Поворачиваем! Поворачиваем! <text:span text:style-name="T1">–</text:span> прохрипел Дискорд.</text:p>
      <text:p text:style-name="P75"><text:span text:style-name="T1">–</text:span> Как? <text:span text:style-name="T1">–</text:span> Твайлайт зажмурилась от напряжения.</text:p>
      <text:p text:style-name="P75"><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5">Кабина медленно накренилась. Деревья поплыли вправо. </text:p>
      <text:p text:style-name="P75"><text:span text:style-name="T1">–</text:span> Выравниваем!!!</text:p>
      <text:p text:style-name="P75">Кабина выровнялась. Сначала деревья, а потом водная гладь медленно проплывали внизу.</text:p>
      <text:p text:style-name="P75"><text:span text:style-name="T1">–</text:span> Вот так и держим. Эта железяка очень нам благодарна.</text:p>
      <text:p text:style-name="P75"><text:soft-page-break/><text:span text:style-name="T1">–</text:span> Скорее! Я долго не выдержу! Она слишком тяжёлая. <text:span text:style-name="T1">–</text:span> Твайлайт дрожала от напряжения.</text:p>
      <text:p text:style-name="P75">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5"><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5"><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5"><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5">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5">Поняв тщётность усилий, пегаска вернулась в самолёт. В закрытую ею дверь через секунду громыхнул тентаклиан.</text:p>
      <text:p text:style-name="P75"><text:span text:style-name="T1">–</text:span> Не сдаёмся! Этой мерзкой дряни не победить нас! <text:span text:style-name="T1">–</text:span> хрипел Дискорд.</text:p>
      <text:p text:style-name="P75">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5"><text:span text:style-name="T1">–</text:span> Я больше не могу, <text:span text:style-name="T1">–</text:span> простонала Твайлайт и лишилась чувств.</text:p>
      <text:p text:style-name="P75">“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5">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5"><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5">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5">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5">Мне показался знакомым открывшийся корридор слева.</text:p>
      <text:p text:style-name="P75"><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5">Топот копыт основной группы затихал за поворотом основного корридора. РД коротко кивнула и, пропустив меня в проём, потрусила за мной.</text:p>
      <text:p text:style-name="P75">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5"><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75"/>
      <text:p text:style-name="P75"><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5"/>
      <text:p text:style-name="P75"><text:span text:style-name="T1">–</text:span> Хватайся за ноги. <text:span text:style-name="T1">–</text:span> <text:span text:style-name="T1">с</text:span>командовала она.</text:p>
      <text:p text:style-name="P75">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5"><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5">После двух кувырков по камням гудела голова и саднило ушибленное плечо. </text:p>
      <text:p text:style-name="P75"><text:span text:style-name="T1">–</text:span> Дэш? Ты где? Дэш?</text:p>
      <text:p text:style-name="P75">До меня донеслось тяжёлое дыхание и звуки борьбы из бокового прохода метрах в пяти позади меня.</text:p>
      <text:p text:style-name="P75">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5"><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5">Наконец она процедила сквозь зубы:</text:p>
      <text:p text:style-name="P75"><text:span text:style-name="T1">–</text:span> Всё. Уходи! <text:span text:style-name="T1">–</text:span> и с силой толкнула меня в грудь копытом, одновременно вырываясь из объятий.</text:p>
      <text:p text:style-name="P75"><text:span text:style-name="T1">–</text:span> Дэш! <text:span text:style-name="T1">–</text:span> <text:span text:style-name="T1">с</text:span> пола я увидел, как в петле тентаклиана с хрустом ломается её крыло.</text:p>
      <text:p text:style-name="P75">Дэш застонала и у неё подкосились передние ноги.</text:p>
      <text:p text:style-name="P75"><text:span text:style-name="T1">–</text:span> Уйди! Не смотри на меня! <text:span text:style-name="T1">–</text:span> зло крикнула она мне.</text:p>
      <text:p text:style-name="P75">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5">Очередной рывок сбил меня с ног.</text:p>
      <text:p text:style-name="P75">Я очнулся от спёртого дыхания.</text:p>
      <text:p text:style-name="P75">Дискорд, ругаясь сквозь зубы, волок меня под мышкой по коридору, по которому пять минут назад мы с Дэш догоняли группу.</text:p>
      <text:p text:style-name="P75"><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5">Я тупо смотрел на проносящиеся подо мной плиты. Мыслей не было никаких. Только воспоминания.</text:p>
      <text:p text:style-name="P75">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5">Я закрыл глаза и беззвучно закричал. Как сквозь сон мне слышались голоса.</text:p>
      <text:p text:style-name="P75"><text:span text:style-name="T1">–</text:span> Все приготовились? Луна, ты готова?</text:p>
      <text:p text:style-name="P75"><text:span text:style-name="T1">–</text:span> Да.</text:p>
      <text:p text:style-name="P75"><text:soft-page-break/><text:span text:style-name="T1">–</text:span> Твайлайт?</text:p>
      <text:p text:style-name="P75"><text:span text:style-name="T1">–</text:span> Да!</text:p>
      <text:p text:style-name="P75"><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5"><text:span text:style-name="T1">–</text:span> Дэш? Что с ней?</text:p>
      <text:p text:style-name="P75"><text:span text:style-name="T1">–</text:span> Нет времени объяснять. Тентаклианы просыпаются. Начинаем!</text:p>
      <text:p text:style-name="P75"><text:span text:style-name="T1">–</text:span> Начинаем!</text:p>
      <text:p text:style-name="P75"><text:span text:style-name="T1">–</text:span> Начинаем!</text:p>
      <text:p text:style-name="P75">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5">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5">Поток заканчивался окном неправильной формы. Через окно по мере приближения стали видны огни большого города.</text:p>
      <text:p text:style-name="P75">Эпплджек нырнула в проём первая. Флаттершай, прижав к себе ноги и прикрывшись крыльями, влетела вторая.</text:p>
      <text:p text:style-name="P75">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5">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5">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5">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5">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5">Там были лишь темнота и радуга, тающая в последних отблесках исчезающего коридора.</text:p>
      <text:p text:style-name="P76">***</text:p>
      <text:p text:style-name="P75">Невесомость, удар, чувство веса.</text:p>
      <text:p text:style-name="P75">Я открыл глаза.</text:p>
      <text:p text:style-name="P75">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5"><text:soft-page-break/>Мне ЭТО всё приснилось? Но таких ярких и длинных снов не бывает. А ЛСД я перестал баловаться два года назад. Да и не похоже это на трип.</text:p>
      <text:p text:style-name="P75">Я поднял руку и обнаружил в ладони брошь в виде радужной молнии.</text:p>
      <text:p text:style-name="P75">Слабый звук заставил меня обернуться.</text:p>
      <text:p text:style-name="P75">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5"><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5"/>
      <text:p text:style-name="P75"><text:span text:style-name="T9">&lt;</text:span><text:span text:style-name="T22">Поиски Селестии — сюжет:</text:span></text:p>
      <text:p text:style-name="P81">Базовое положение: Селестия физически находится на компе Влада в соседнем с максовым доме, в качестве этической подпрограммы к Нексусу.</text:p>
      <text:p text:style-name="P81">Кратко:</text:p>
      <text:p text:style-name="P8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1">Эпизод 1:</text:p>
      <text:p text:style-name="P8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1">…</text:p>
      <text:p text:style-name="P81">Итого:</text:p>
      <text:p text:style-name="P8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1">Эпизод 3.5 (необязательный): День из жизни Дискорда (впечатления от нового мира, интерес путешествия, нежелание возвращаться).</text:p>
      <text:p text:style-name="P81">Эпизод 4: Эй-Джей рассказывает Максу о Флаттершай, о её тревожном состоянии - сильнейшей депрессии. Флатти отказывается есть и разговаривать.</text:p>
      <text:p text:style-name="P75"><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5"/>
      <text:h text:style-name="P148" text:outline-level="2"><text:soft-page-break/>Терра. Прибытие</text:h>
      <text:p text:style-name="P75"/>
      <text:p text:style-name="P75">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5">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5">Я присел в коридоре, закрыв глаза.</text:p>
      <text:p text:style-name="P75">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5">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5">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5">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6">***</text:p>
      <text:p text:style-name="P75"><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5">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5">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5">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5">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5">– Постой, – я оторвался от печальных мыслей, – в чём удача-то, что ты оказался с нами?</text:p>
      <text:p text:style-name="P75">–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5">Дискорд отпил воды и попытался поставить стакан в воздух. Стакан немедленно упал и разбился.</text:p>
      <text:p text:style-name="P75">–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5"><text:soft-page-break/>Стакан медленно собрался воедино и прыгнул обратно в руку Дискорду. – Хорошо, хоть внутренняя сила осталась. – пробурчал он.</text:p>
      <text:p text:style-name="P75">–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5">– А они? – Дискорд кивнул на девушек, сжавшихся в уголке дивана.</text:p>
      <text:p text:style-name="P75">Я пожал плечами. </text:p>
      <text:p text:style-name="P75">– Поживём — увидим. Я никому навязывать обязанности не собираюсь.</text:p>
      <text:p text:style-name="P75"/>
      <text:h text:style-name="P148" text:outline-level="2">Поиски</text:h>
      <text:p text:style-name="P75"/>
      <text:p text:style-name="P75">“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5">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5">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5">А сейчас разберёмся, что там с Нексусом?</text:p>
      <text:p text:style-name="P75">Административная консоль приветственно мигнула зелёным шрифтом.</text:p>
      <text:p text:style-name="P75"><text:span text:style-name="T9">&gt;</text:span>\Привет, Нексус. Это Макс.</text:p>
      <text:p text:style-name="P75"><text:span text:style-name="T9">&lt;\</text:span>Привет, Макс. Рад тебя видеть.</text:p>
      <text:p text:style-name="P80">Хм. Блок эмоций? Или просто модификация стандартного приветствия?</text:p>
      <text:p text:style-name="P75"><text:span text:style-name="T9">&gt;\</text:span>Нексус, отключи память событий за последнюю неделю.</text:p>
      <text:p text:style-name="P75"><text:span text:style-name="T9">&lt;\</text:span>Выполнено, Макс.</text:p>
      <text:p text:style-name="P75"><text:span text:style-name="T9">&gt;</text:span>\Задача по корпоративной логике. Выдай наиболее оптимальное решение.</text:p>
      <text:p text:style-name="P75"><text:span text:style-name="T9">&lt;\</text:span>Жду с нетерпением, Макс.</text:p>
      <text:p text:style-name="P75"><text:span text:style-name="T9">&gt;\</text:span>Постановка задачи.</text:p>
      <text:p text:style-name="P75"><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5"><text:span text:style-name="T9">&gt;\</text:span>Ограничения.</text:p>
      <text:p text:style-name="P75"><text:span text:style-name="T9">&gt;\</text:span>Ты не можешь подать в суд на компанию Б и ждать результатов, так как за время разбирательства компания А обанкротится.</text:p>
      <text:p text:style-name="P75"><text:span text:style-name="T9">&gt;\</text:span>Задание.</text:p>
      <text:p text:style-name="P75"><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5"><text:span text:style-name="T9">&lt;\</text:span>Задача принята...</text:p>
      <text:p text:style-name="P75"><text:soft-page-break/><text:span text:style-name="T9">&lt;\</text:span>...</text:p>
      <text:p text:style-name="P75"><text:span text:style-name="T9">&lt;\</text:span>...</text:p>
      <text:p text:style-name="P75"><text:span text:style-name="T9">&lt;\</text:span>Решение:</text:p>
      <text:p text:style-name="P75"><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5">О-па, уже час дня! Большинство коллег уже разошлись на обед по кафе и пищеблокам. Теперь мне никто не помешает. Надеюсь.</text:p>
      <text:p text:style-name="P75">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5">– Ну как, что там с Нексусом? <text:span text:style-name="T1">–</text:span> оторвался Алекс от своих бутербродов.</text:p>
      <text:p text:style-name="P75"><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5"><text:span text:style-name="T1">–</text:span> Да, с утра они устраивали регрессное тестирование бизнес-блока. Стасу что-то там не понравилось в ответах.</text:p>
      <text:p text:style-name="P75">–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5">–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5">Алекс, наконец, разобрался с пакетами, закрыл шкафчик и пошёл к выходу. Я, ч</text:p>
      <text:p text:style-name="P75">уть поотстав, прошёл за ним до холла.</text:p>
      <text:p text:style-name="P75">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5">Я присел на диванчик рядом с плащём, сделал вид, что читаю смски, и тихо произнёс в воздух перед собой:</text:p>
      <text:p text:style-name="P75">—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5">Дискорд хрустнул газетой, подтверждая, что информация услышана. Я спрятал телефон, встал и направился к <text:s/>стойке охраны…</text:p>
      <text:p text:style-name="P75">… Через пару минут мы встретились в коридоре у стенда с достижениями корпорации.</text:p>
      <text:p text:style-name="P75">– Ты точно уверен, что Селестия где-то здесь?</text:p>
      <text:p text:style-name="P75"><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5">–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5">– Если уж на то пошло, никто не обещал, что она будет человеком. Она может оказаться, скажем, какой-нибудь собачкой. Хм... Женского пола.</text:p>
      <text:p text:style-name="P75">– Дискорд!</text:p>
      <text:p text:style-name="P75">– Ась? – Дискорд с отсутствующим выражением лица изучал вехи становления компании, от начала века и до наших дней.</text:p>
      <text:p text:style-name="P75">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5">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5">– Пора. Перерыв закончился, все, в основном, уже сидят на своих местах.</text:p>
      <text:p text:style-name="P75">– Что ж, веди меня, мой фюрер! – Дискорд при этом выпрямился, нахмурился и комично кинул зигу.</text:p>
      <text:p text:style-name="P75">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5">– Неа, не тут.</text:p>
      <text:p text:style-name="P75">Мы спустились на этаж ниже. Там повторилась та же история. И на следующем так же.</text:p>
      <text:p text:style-name="P75">В конце-концов, на пятом этаже Дискорд с шумом втянул в себя воздух, поднял вверх палец и заявил, повернувшись ко мне:</text:p>
      <text:p text:style-name="P75">– О!</text:p>
      <text:p text:style-name="P75">– Ты что-то чувствуешь?</text:p>
      <text:p text:style-name="P75">– Не что-то, а именно её! Ай! – Дискорд высвободил руку из закрывшихся створок дверей. – Селестию, то бишь! Сейчас мы её в два счёта разыщем!</text:p>
      <text:p text:style-name="P75">–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5">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5">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5">Мы уже заканчивали осмотр этажа, когда Дискорд внезапно остановился перед стеклянными дверями.</text:p>
      <text:p text:style-name="P75">– А что находится за этой дверью? Почему ты не открываешь её?</text:p>
      <text:p text:style-name="P75">– Там серверная. Моя карточка эту дверь не откроет, туда есть доступ только у нашей сисадминши. Но там и искать нечего, видишь — пусто, людей нет.</text:p>
      <text:p text:style-name="P75">Дискорд уставился в тёмный проём, в глубине которого мигали огоньки маршрутизаторов.</text:p>
      <text:p text:style-name="P75">Щека у него дёрнулась. Я проследил за его взглядом и обнаружил в углу серверную стойку, сбоку которой на крючке висела дамская сумочка.</text:p>
      <text:p text:style-name="P75"><text:soft-page-break/>– Ты что-то чувствуешь?</text:p>
      <text:p text:style-name="P75">– Нет! – Дискорд отвёл взгляд и пошёл дальше.</text:p>
      <text:p text:style-name="P75">Остаток этажа не принёс в поиски ничего нового.</text:p>
      <text:p text:style-name="P76">***</text:p>
      <text:p text:style-name="P75">Наша компания поглощала ужин, приготовленный девушками, когда Дискорд хлопнул себя по лбу и крикнул:</text:p>
      <text:p text:style-name="P75">– Знаю!</text:p>
      <text:p text:style-name="P75">Эпплджек прекратила рассказывать о своих впечатлениях от интернета и все повернулись к Дискорду.</text:p>
      <text:p text:style-name="P75">Он продолжил.</text:p>
      <text:p text:style-name="P75">–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5">– Да ну? – усомнилась Эпплджек. – С каких это пор?</text:p>
      <text:p text:style-name="P75">–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5">–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5">– Ой! – Флаттершай прикрыла рот рукой и с ужасом посмотрела на Эпплджек.</text:p>
      <text:p text:style-name="P75">–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5">Я понял, что Дискорд уже всё решил. Что ж, возможно, так будет лучше.</text:p>
      <text:p text:style-name="P75">– Ты собираешься уехать?</text:p>
      <text:p text:style-name="P75">–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5">– А как…</text:p>
      <text:p text:style-name="P75">– Не изволь беспокоиться, я и не в таких мирах бывал, – перебил меня Дискорд. –</text:p>
      <text:p text:style-name="P79"/>
      <text:p text:style-name="P75"><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9"/>
      <text:p text:style-name="P75"><text:s/>Пхе! Денег мне не надо — сам раздобуду. Главное — не уходите далеко от коридора. Ко времени перехода я вернусь. Или раньше.</text:p>
      <text:p text:style-name="P75"/>
      <text:h text:style-name="P148" text:outline-level="2"><text:soft-page-break/>Безнадёжность</text:h>
      <text:p text:style-name="P79">&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5">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5">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5">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6">***</text:p>
      <text:p text:style-name="P75">–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5"><text:span text:style-name="T9">&lt;</text:span><text:span text:style-name="T22">подать фонарь под другим сосусом</text:span><text:span text:style-name="T9">&gt;</text:span> </text:p>
      <text:p text:style-name="P75">–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5">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5">–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5">–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5">– Да, у меня тоже было такое чувство, что он хочет от нас избавиться. Но он же объяснил, почему. Или ты думаешь, что?..</text:p>
      <text:p text:style-name="P75">–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5">– Надо же! У меня были такие же мысли ещё в самом начале. Ты тоже считаешь, что он хочет вернуть себе статус правителя Эквестрии?</text:p>
      <text:p text:style-name="P75">Что считала Жанна, я услышать не успел. Внезапно её лицо исказила гримаса ужаса, она прижала ладони к лицу и крикнула:</text:p>
      <text:p text:style-name="P75">– Берегись!!!</text:p>
      <text:p text:style-name="P75"><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5">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5"><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5">В голове звенело.</text:p>
      <text:p text:style-name="P75">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5">– Он х-хотел тебя ут-топить. – Жанна схватила отломанную руку снеговика и закинула её в полынью.</text:p>
      <text:p text:style-name="P75">Я покачал головой. </text:p>
      <text:p text:style-name="P75">–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5">–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5">Так вот, что я тебе скажу — это всё не так! Это не совпадения! Не бывает таких совпадений. Тебя кто-то или что-то хочет убить.</text:p>
      <text:p text:style-name="P75">– Жанна, но снеговик… Это смешно! Убить снеговиком — это самый нелепый способ убийства, о котором можно себе представить!</text:p>
      <text:p text:style-name="P75">И тут до меня дошло.</text:p>
      <text:p text:style-name="P75">Самый нелепый! Самый глупый и невообразимый! Всё сходится! Точно!</text:p>
      <text:p text:style-name="P75">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5">Я осмотрел прибрежные кусты. В тусклом свете фонаря их силуэты казались изготовившимися к броску химерами.</text:p>
      <text:p text:style-name="P75">– Пойдём отсюда, Жанна. Тут опасно находиться.</text:p>
      <text:p text:style-name="P75">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5">Когда я бросил последний взгляд на озеро, мне показалось, что из-подо льда нас провожали злые глазки снеговика.</text:p>
      <text:p text:style-name="P75"/>
      <text:h text:style-name="P148" text:outline-level="2"><text:soft-page-break/>След?</text:h>
      <text:p text:style-name="P110"/>
      <text:p text:style-name="P75"><text:span text:style-name="T9">&lt;</text:span><text:span text:style-name="T22">сначала эпизод - проверка сумки в серверной</text:span><text:span text:style-name="T9">&gt;</text:span></text:p>
      <text:p text:style-name="P75"><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5">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5">– Анджела, можно тебя на секундочку?</text:p>
      <text:p text:style-name="P75">– Да? – Она захлопнула книгу <text:span text:style-name="T9">&lt;</text:span><text:span text:style-name="T22">“Последний Единорог” Питера Бигла</text:span><text:span text:style-name="T9">&gt;</text:span> и повернулась ко мне.</text:p>
      <text:p text:style-name="P75">– Я тут проходил мимо серверной и заметил, что там висит сумка. Кто-то забыл, наверное. Надо бы разослать на офис извещение о находке.</text:p>
      <text:p text:style-name="P75">–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5">–Так это твоя?</text:p>
      <text:p text:style-name="P75">– Если чёрная кожаная, с заклёпками — то моя. Хотя в серверной чужой быть и не должно.</text:p>
      <text:p text:style-name="P75">– Чёрная. С заклёпками. – Я всматривался в Анджелу, но рассмотреть в чёрненькой фигуристой девушке Селестию у меня плохо получалось.</text:p>
      <text:p text:style-name="P75">– Что ты на меня так смотришь? У меня там вымазано? – Анджела попыталась, изогнувшись, заглянуть себе за плечо.</text:p>
      <text:p text:style-name="P75">– Да нет, всё в порядке, не волнуйся. А тебе, часом, никогда не снилось, что у тебя есть копыта, рог и крылья?</text:p>
      <text:p text:style-name="P75">–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9"/>
      <text:p text:style-name="P75"><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79"/>
      <text:p text:style-name="P75">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5">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5">–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5">На том и остановились.</text:p>
      <text:p text:style-name="P75"><text:soft-page-break/></text:p>
      <text:p text:style-name="P75"><text:span text:style-name="T9">&lt;</text:span><text:span text:style-name="T22">Расширить сцену в кафе. Ожидание, подьём и… падение ожиданий</text:span><text:span text:style-name="T9">&gt;</text:span></text:p>
      <text:p text:style-name="P75"/>
      <text:p text:style-name="P76">***</text:p>
      <text:p text:style-name="P75">На кухне за столиком сидели две девушки и сочиняли письмо.</text:p>
      <text:p text:style-name="P75">–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5">–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5">– Вот теперь другое дело! – Эпплджек выставила листок на свет, любуясь написанным.</text:p>
      <text:p text:style-name="P75">– А ты уверена, что так можно? – робко встряла Флаттершай. – “Дёшевый охламон” не похоже на вежливое приветствие.</text:p>
      <text:p text:style-name="P75">– Ещё как похоже! Я с Биг Маком так всегда здороваюсь, когда он, перебрав маленько сидра, заявляется под утро со следами помады на шее.</text:p>
      <text:p text:style-name="P75">– А-а-а. Ну ладно. А разве “мы б тебя век не видели, если б не принцесса”...</text:p>
      <text:p text:style-name="P75">–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5">–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5">–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5">Эпплджек выхватила листок и начала править текст.</text:p>
      <text:p text:style-name="P75">– Так… Так… И вот так! Теперь порядок! – Эпплджек вернула листок Флаттершай.</text:p>
      <text:p text:style-name="P75">–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5">–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5">–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5">–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5">–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5"><text:soft-page-break/>– Угу. Лес в последнее время совсем чужой стал. Даже Энджел опасался в него выходить. Не говоря уже о Гарри.</text:p>
      <text:p text:style-name="P75">– Что-то мне это напоминает.</text:p>
      <text:p text:style-name="P75">– Что?</text:p>
      <text:p text:style-name="P75">–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5">–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5">– Агась, вырвался бы он, если бы не я. Дай-ка сюда письмо...</text:p>
      <text:p text:style-name="P75">– “...хорошо, что рядом была Эпплджек и спасла его...”. – Так годится?</text:p>
      <text:p text:style-name="P75">– Пожалуй, да.</text:p>
      <text:p text:style-name="P75">–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5">–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5">Флаттершай обернулась вслед Эпплджек и тайком дописала: ”Приезжай скорее, дорогой друг, мне так тоскливо без тебя. Твоя Флатти”.</text:p>
      <text:p text:style-name="P75">– Да-да, я мигом! – <text:span text:style-name="T1">д</text:span>евушка схватила листок бумаги и помчалась к ноутбуку.</text:p>
      <text:p text:style-name="P75"/>
      <text:h text:style-name="P148" text:outline-level="2">Озарение</text:h>
      <text:p text:style-name="P75"/>
      <text:p text:style-name="P75"><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1"/>
      <text:p text:style-name="P9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1"/>
      <text:p text:style-name="P87">Разговор не клеился.</text:p>
      <text:p text:style-name="P9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1"><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1"><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1"><text:span text:style-name="T9">– </text:span>Ну хорошо. Убедила. В конце-концов, можем поступить так. Вы с Флатти вернётесь обратно а я продолжу поиски здесь.</text:p>
      <text:p text:style-name="P91"><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1"><text:span text:style-name="T9">– </text:span>Вы можете связываться со мной раз в месяц по коридору.</text:p>
      <text:p text:style-name="P91"><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1"><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1">Эпплджек недоверчиво хмыкнула.</text:p>
      <text:p text:style-name="P91"><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1"><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1"><text:span text:style-name="T9">– </text:span>Конечно оставаться. Кто ещё, кроме нас, может найти её?</text:p>
      <text:p text:style-name="P91"><text:span text:style-name="T9">– </text:span>Я думал, ты не сможешь оставить Энджела и всех остальных надолго.</text:p>
      <text:p text:style-name="P91"><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5"><text:span text:style-name="T9">– </text:span>Извини, Флаттершай, забылся.</text:p>
      <text:p text:style-name="P95"><text:span text:style-name="T9">– </text:span>Та ладно, я ж не против, – возразила Эпплджек. – Не парься, Флатти. Было б хуже, если б он <text:s/>назвал меня Эпплджек на людях.</text:p>
      <text:p text:style-name="P95"><text:span text:style-name="T9">– </text:span>Ты так... – запнулась Флаттершай. – Так быстро забыла свою ферму. И...</text:p>
      <text:p text:style-name="P95"><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5"><text:span text:style-name="T9">– </text:span>Как ты можешь так говорить? – расплакалась Флаттершай.</text:p>
      <text:p text:style-name="P95"><text:span text:style-name="T9">– </text:span>Эй, девушки, не ссорьтесь! Мы — одна команда! И надеюсь, останемся ею и в дальнейшем. </text:p>
      <text:list xml:id="list2716340211051096838"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5"><text:soft-page-break/><text:span text:style-name="T9">– </text:span>А если нет? – Эпплджек смотрела мне мне прямо в глаза.</text:p>
      <text:list xml:id="list43504595" text:continue-numbering="true" text:style-name="L5">
        <text:list-header>
          <text:p text:style-name="P159">Я молча пожал плечами. Эпплджек уверенно продолжила.</text:p>
        </text:list-header>
      </text:list>
      <text:p text:style-name="P95"><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5"><text:span text:style-name="T9">– </text:span>Спасибо, ЭйДжей.</text:p>
      <text:p text:style-name="P95"><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05105" text:continue-numbering="true" text:style-name="L5">
        <text:list-header>
          <text:p text:style-name="P159">Флаттершай пробормотала нечто, показавшееся мне знакомым.</text:p>
        </text:list-header>
      </text:list>
      <text:p text:style-name="P95"><text:span text:style-name="T9">– </text:span>Флатти, ты что-то сказала? Я не расслышал.</text:p>
      <text:p text:style-name="P95"><text:span text:style-name="T9">– </text:span>Намерение Изменяет Реальность.</text:p>
      <text:p text:style-name="P95"><text:span text:style-name="T9">– </text:span>Эээ. А где ты слышала эту фразу, если не секрет?</text:p>
      <text:p text:style-name="P95"><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02182"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5"><text:span text:style-name="T9">– </text:span>Флатти, ЭйДжей, буду через час. Ждите!</text:p>
      <text:p text:style-name="P91"/>
      <text:h text:style-name="P149" text:outline-level="2">Почти.</text:h>
      <text:p text:style-name="P111"/>
      <text:p text:style-name="P95">В офисе меня встретил лыбящийся Стас.</text:p>
      <text:p text:style-name="P9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5">Я уставился на Стаса и он, захлёбываясь от торопливости, начал <text:span text:style-name="T9">расказывать</text:span>.</text:p>
      <text:p text:style-name="P9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5">– Ты его уничтожил?</text:p>
      <text:p text:style-name="P95">– Кого?</text:p>
      <text:p text:style-name="P95">– Этический модуль. Селестию.</text:p>
      <text:p text:style-name="P9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5">– Ты его уничтожил?</text:p>
      <text:p text:style-name="P9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5">– То есть, на домашнем компьютере Влада модуль работает и дальше?</text:p>
      <text:p text:style-name="P95"><text:soft-page-break/>– Ага. К нему-то у меня доступа нету. Но в кластер к Нексусу он больше не пролезет.</text:p>
      <text:p text:style-name="P95">– Спасибо, Стас. Ты молодец.</text:p>
      <text:p text:style-name="P95">Ниточка, чуть было не прервавшаяся в офисе, повела в квартиру Влада.</text:p>
      <text:p text:style-name="P95"/>
      <text:h text:style-name="P149"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455695992782568598"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5">Раздался лёгкий «кряк» и дверь подалась.</text:p>
      <text:p text:style-name="P134"><text:span text:style-name="T9">– </text:span>Девушки, заходим.</text:p>
      <text:p text:style-name="P9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5">Прихожая встретила нас толстым слоем пыли. Мы тихонько прошли внутрь и я закрыл дверь изнутри.</text:p>
      <text:p text:style-name="P91"><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4384507674792981468" text:style-name="L7">
        <text:list-header>
          <text:p text:style-name="P150"><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8" text:outline-level="2">Селестия</text:h>
      <text:p text:style-name="P134"/>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8"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113">&lt;<text:span text:style-name="T58">Queen - Flash</text:span>&gt;</text:p>
      <text:p text:style-name="P93">Из-за заинтересованности Эквуса в Максе, тому не приходится прилагать усилий для 34 — на что ему указывает Анакорн</text:p>
      <text:p text:style-name="P9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1"><text:span text:style-name="T1">– </text:span>Анакорн. <text:span text:style-name="T1">– о</text:span>трекомендовался он. <text:span text:style-name="T9">– </text:span><text:span text:style-name="T1">Демиург.</text:span></text:p>
      <text:p text:style-name="P91"><text:span text:style-name="T1">– </text:span>П-привет. Макс. <text:span text:style-name="T1">– в</text:span> смятении представился я.</text:p>
      <text:p text:style-name="P9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5"/>
      <text:p text:style-name="P91"><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5"/>
      <text:p text:style-name="P9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1"><text:span text:style-name="T1">Юноша</text:span> закинул ногу за ногу и пытливо смотрел на меня, играя карандашём .</text:p>
      <text:p text:style-name="P91">Я совсем запутался.</text:p>
      <text:p text:style-name="P91"><text:span text:style-name="T1">– </text:span>Какая проблема? Какое решение? Кто ты <text:span text:style-name="T1">вообще</text:span>?</text:p>
      <text:p text:style-name="P91"><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5">– Стоп, не торопись. – у меня голова пошла кругом от информации. – Я ничего не понял. Какие-такие проблемы? Какие варианты? Зачем его поддерживать?</text:p>
      <text:p text:style-name="P95">Анакорн недовольно поморщился, но продолжил.</text:p>
      <text:p text:style-name="P9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5"/>
      <text:p text:style-name="P95"><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7"><text:soft-page-break/></text:p>
      <text:p text:style-name="P95">Ключевое слово - <text:span text:style-name="T30">непротиворечивому</text:span></text:p>
      <text:p text:style-name="P95"/>
      <text:p text:style-name="P9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5">На голограмме появилась солнечная система Эквуса. Почему-то в центре системы был сам Эквус. Вокруг него вращались солнце и луна.</text:p>
      <text:p text:style-name="P95">Анакорн плюхнулся обратно в кресло и схватился за голову. Потом, немного успокоившись, продолжил.</text:p>
      <text:p text:style-name="P9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5">Анакорн отпил из стакана и продолжил.</text:p>
      <text:p text:style-name="P9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5">Анакорн постучал по столику указкой. Солнечная система увеличилась, оставив в поле зрения только шар Эквуса.</text:p>
      <text:p text:style-name="P9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98">Ко мне наконец-то пришло понимание ситуации.</text:p>
      <text:p text:style-name="P9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5">Анакорн смутился.</text:p>
      <text:p text:style-name="P9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5">(<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5"><text:span text:style-name="T19">– Сам ты раздолбай! – произнёс, наконец, Свирл</text:span>)</text:p>
      <text:p text:style-name="P95">… И создали вы его достаточно топорно — видишь, он трещит по швам.</text:p>
      <text:p text:style-name="P95">– Хмм. То есть, это брони создали Эквус?</text:p>
      <text:p text:style-name="P9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5">Я вспомнил события последнего года <text:span text:style-name="T9">&lt;</text:span>упомянуть в эпизоде на Терре, что МЛП-сериал закрылся год назад<text:span text:style-name="T9">&gt;</text:span></text:p>
      <text:p text:style-name="P9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5">Анакорн с такой силой сжал карандаш, что он хрустнул.</text:p>
      <text:p text:style-name="P9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5"/>
      <text:p text:style-name="P95"/>
      <text:p text:style-name="P9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3">– </text:p>
      <text:p text:style-name="P9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8"><text:soft-page-break/>– Верни Рэйнбоу!!!</text:p>
      <text:p text:style-name="P98">Обломки карандаша выпали из кулака Анакорна на столик.</text:p>
      <text:p text:style-name="P98">– Э-э-э… м-м-м… ну-у-у... Нельзя сказать, что это совсем невыполнимо… Но, прямо скажу, задачка не для студента!</text:p>
      <text:p text:style-name="P98">– А ты студент?</text:p>
      <text:p text:style-name="P9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8">– Нет. Плата остаётся неизменной. Тут мы квиты. У меня тоже мало шансов помочь тебе — я не имею ни малейшего понятия, как это сделать.</text:p>
      <text:p text:style-name="P98">Ставшие почти прозрачными стены комнаты снова обрели материальность. Анакорн пожал плечами и протянул мне руку через столик.</text:p>
      <text:p text:style-name="P9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8">Я задумался.</text:p>
      <text:p text:style-name="P9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8">Анакорн почесал в затылке.</text:p>
      <text:p text:style-name="P98">– А кьютимарки? Как, <text:span text:style-name="T9">&lt;</text:span><text:span text:style-name="T25">чёрт</text:span><text:span text:style-name="T9">&gt;</text:span> меня побери, объяснить кьютимарки?</text:p>
      <text:p text:style-name="P98">– А кьютимарки ты сам даришь пони, когда распознаёшь их жизненное предназначение.</text:p>
      <text:p text:style-name="P9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8">Я пожал плечами.</text:p>
      <text:p text:style-name="P98">–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5">– Эквусу позарез нужна помощь. И он надеется получить эту помощь от тебя. Видишь, он из кожи вон лезет, чтобы тебе понравиться.</text:p>
      <text:p text:style-name="P93">Он старался тебя рассмешить и показать себя с лучшей стороны. К сожалению, надлого его не хватило — к твоему прибытию он был на грани...</text:p>
      <text:p text:style-name="P95">Тебе не приходилось заботиться о жилье и питании, ты нравишься кобылкам...</text:p>
      <text:p text:style-name="P95">– Гм! Я бы попросил тебя не касаться моих отношений с Рэйнбоу!</text:p>
      <text:p text:style-name="P9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5">У меня сердце буквально ухнуло куда-то вниз, в область желудка.</text:p>
      <text:p text:style-name="P9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5">– Та ладно, не утешай. Я не маленький ребёнок. Долг платежом красен. Сделаю то, что ты хочешь. Как сумею.</text:p>
      <text:p text:style-name="P9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5">Анакорн наблюдал за мной без улыбки. По его нейтральному выражению лица невозможно было догадаться, о чём он думает.</text:p>
      <text:p text:style-name="P95">– Ну вот и отлично. Рад, что мы наконец-то пришли к сделке.</text:p>
      <text:p text:style-name="P9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9">–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5">– А я разве сплю?</text:p>
      <text:p text:style-name="P95"><text:soft-page-break/>–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обратно возвращался?</text:p>
      <text:p text:style-name="P9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5">Так вот, возвращать тебя обратно в твой мир я не буду. </text:p>
      <text:p text:style-name="P95">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5">– Ты ещё увидишь пару снов на прощание. Удачи!</text:p>
      <text:p text:style-name="P95"/>
      <text:p text:style-name="P100">&lt;<text:span text:style-name="T1">- Но если миры Эквестрии станут существовать — появятся и те из них, в которых тьма страданий, постапокалипсис.</text:span></text:p>
      <text:p text:style-name="P100"><text:span text:style-name="T1">- И это лучше, чем не существовать, поверь</text:span>&gt;</text:p>
      <text:p text:style-name="P96">***</text:p>
      <text:p text:style-name="P96"/>
      <text:p text:style-name="P95">&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5"/>
      <text:p text:style-name="P95">–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5">– Пожалста. – ответил я безучастно. – Всегда рад. Только Вам не нужно было ТАК распинаться, чтобы заручиться моей помощью.</text:p>
      <text:p text:style-name="P95">Селестия на мгновение смутилась, но продолжила.</text:p>
      <text:p text:style-name="P95">&lt;<text:span text:style-name="T22"> - Ты морочила мне яйца, чтобы заинтересовать? Всё, как Свирл указал?</text:span></text:p>
      <text:p text:style-name="P93">–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3"><text:soft-page-break/>Я покачал головой.</text:p>
      <text:p text:style-name="P9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3">- Поверь, Макс, всё не так, как ты думаешь! Если бы у меня был шанс переиграть всё по новому! Клянусь, всё было бы совсем по другому!</text:p>
      <text:p text:style-name="P95"><text:span text:style-name="T22">- Это точно! Было бы точно всё по другому, я с конеёбством завязываю!</text:span>&gt;</text:p>
      <text:p text:style-name="P95">–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01">Мне очень хочется, чтобы мы смогли встретиться в другое время, при других обстоятельствах. Быть может, у нас всё было бы по иному.</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7768169769173860210" text:style-name="L8">
        <text:list-header>
          <text:p text:style-name="P161">(<text:span text:style-name="T29">Луна — как повелительница снов, слышала разговор Макса с Анакорном</text:span>)</text:p>
          <text:p text:style-name="P162"/>
        </text:list-header>
      </text:list>
      <text:p text:style-name="P124">***</text:p>
      <text:p text:style-name="P91"><text:span text:style-name="T1">–</text:span> Ты?..</text:p>
      <text:p text:style-name="P91"><text:span text:style-name="T1">–</text:span> Ты??!</text:p>
      <text:p text:style-name="P91"><text:span text:style-name="T1">–</text:span> Ты мне снишься??</text:p>
      <text:p text:style-name="P91"><text:span text:style-name="T1">–</text:span> Это ты мне снишься!!</text:p>
      <text:p text:style-name="P91"><text:span text:style-name="T1">–</text:span> Неважно… Пусть мы друг-другу снимся… Ты как, Дэш?</text:p>
      <text:p text:style-name="P91"><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1"><text:span text:style-name="T24">- Точно? Ну офигеть! </text:span>А ты как?</text:p>
      <text:p text:style-name="P91"><text:span text:style-name="T1">–</text:span> И я в порядке. Вот, возвращаюсь в свой мир. Ну, не совсем в свой. Почти в свой.</text:p>
      <text:p text:style-name="P91"><text:span text:style-name="T1">–</text:span> Навсегда?</text:p>
      <text:p text:style-name="P91"><text:span text:style-name="T1">–</text:span> Скорее всего, да.</text:p>
      <text:p text:style-name="P91"><text:span text:style-name="T1">–</text:span> Это плохо. Я хотела тебе сказать…</text:p>
      <text:p text:style-name="P91"><text:span text:style-name="T1">–</text:span> Не надо, Дэш. Не стоит терзать себя. Мне тоже очень хотелось остаться. Но так надо. Мне очень жаль…</text:p>
      <text:p text:style-name="P9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1"><text:span text:style-name="T1">–</text:span> И тебя, и Твайлайт, и Рэрити, и Селестию, и всех-всех-всех… Таковы правила.</text:p>
      <text:p text:style-name="P91"><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1">Я опустил руку на шею Дэш и ощутил теплоту и лёгкое покалывание в пустоте.</text:p>
      <text:p text:style-name="P91"><text:span text:style-name="T9">–</text:span> Мне кажется, Дэш, <text:span text:style-name="T1">м</text:span>ы найдём способ связаться. Рано или поздно.</text:p>
      <text:p text:style-name="P91"><text:span text:style-name="T1">–</text:span> И лучше рано, чем поздно! Я не люблю ждать!</text:p>
      <text:p text:style-name="P91"><text:span text:style-name="T1">–</text:span> Да, Дэш. <text:span text:style-name="T1">–</text:span> её образ начал таять. <text:span text:style-name="T1">–</text:span> Да, я помню. Я всё ещё помню…</text:p>
      <text:p text:style-name="P91"/>
      <text:h text:style-name="P148" text:outline-level="2">Земля</text:h>
      <text:p text:style-name="P94">&lt;<text:span text:style-name="T58">Daft Punk – Get Lucky</text:span>&gt;</text:p>
      <text:p text:style-name="P94"/>
      <text:p text:style-name="P88">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8"><text:span text:style-name="T1">Я нашарил ногами тапки и пошёл в ванную. Проходя мимо стола, зацепился взглядом за</text:span> эскиз <text:span text:style-name="T1">рисунка</text:span>.</text:p>
      <text:p text:style-name="P88"><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9">Доставая из стола ключи от машины, опять наткнулся взглядом на эскиз.</text:p>
      <text:p text:style-name="P8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9">Назову-ка я фантазию «Последний фанфик»…</text:p>
      <text:p text:style-name="P89"/>
      <text:p text:style-name="P89"/>
      <text:p text:style-name="P89"/>
      <text:p text:style-name="P91"/>
      <text:p text:style-name="P91"/>
      <text:p text:style-name="P91"/>
      <text:p text:style-name="P9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1"/>
      <text:p text:style-name="P9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1"/>
      <text:p text:style-name="P75">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23T23:32:07.63</dc:date>
    <meta:editing-duration>P102DT9H16S</meta:editing-duration>
    <meta:editing-cycles>6297</meta:editing-cycles>
    <meta:generator>OpenOffice/4.1.1$Win32 OpenOffice.org_project/411m6$Build-9775</meta:generator>
    <dc:creator>макс </dc:creator>
    <meta:document-statistic meta:table-count="0" meta:image-count="0" meta:object-count="0" meta:page-count="187" meta:paragraph-count="3909" meta:word-count="88792" meta:character-count="565955"/>
  </office:meta>
</office:document-meta>
</file>